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
      <style:text-properties fo:font-size="22pt" style:font-size-asian="22pt" style:font-size-complex="22pt"/>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ffffff" fo:margin-left="0.1in" fo:margin-right="0in" anx:BungeniSectionType="Preface" anx:__BungeniMetaEditable="false" anx:BungeniSectionID="tWVXYl5ZSKqAhrrXFAtsxQ" style:editable="false">
        <style:columns fo:column-count="1" fo:column-gap="0in"/>
        <style:background-image/>
      </style:section-properties>
    </style:style>
    <style:style style:name="Sect3" style:family="section">
      <style:section-properties fo:background-color="#ffffa1" fo:margin-left="0.3in" fo:margin-right="0in" anx:BungeniSectionType="Part" anx:__BungeniMetaEditable="false" anx:BungeniSectionID="DDci2ndjTyugdaaKVX092A" style:editable="false">
        <style:columns fo:column-count="1" fo:column-gap="0in"/>
        <style:background-image/>
      </style:section-properties>
    </style:style>
    <style:style style:name="Sect4" style:family="section">
      <style:section-properties anx:BungeniSectionType="NumberedContainer" anx:__BungeniMetaEditable="false" anx:BungeniSectionID="DDci2ndjTyugdaaKVX092A" anx:BungeniSectionUUID="77cfeca0-68be-4bc9-b854-1fabc5e53437" anx:BungeniSectionVisibility="system" style:editable="false">
        <style:columns fo:column-count="1" fo:column-gap="0in"/>
      </style:section-properties>
    </style:style>
    <style:style style:name="Sect5" style:family="section">
      <style:section-properties fo:background-color="#e8ee88" fo:margin-left="0.4in" fo:margin-right="0in" anx:BungeniSectionType="Chapter" anx:__BungeniMetaEditable="false" anx:BungeniSectionID="pVw+ce4vRDagworwi6D+Bw" style:editable="false">
        <style:columns fo:column-count="1" fo:column-gap="0in"/>
        <style:background-image/>
      </style:section-properties>
    </style:style>
    <style:style style:name="Sect6" style:family="section">
      <style:section-properties anx:BungeniSectionType="NumberedContainer" anx:__BungeniMetaEditable="false" anx:BungeniSectionID="pVw+ce4vRDagworwi6D+Bw" anx:BungeniSectionUUID="d3f6bc84-502e-4403-afad-c7a4e3b6f361" anx:BungeniSectionVisibility="system" style:editable="false">
        <style:columns fo:column-count="1" fo:column-gap="0in"/>
      </style:section-properties>
    </style:style>
    <style:style style:name="Sect7" style:family="section">
      <style:section-properties fo:background-color="#e8ee88" fo:margin-left="0.4in" fo:margin-right="0in" anx:BungeniSectionType="Chapter" anx:__BungeniMetaEditable="false" anx:BungeniSectionID="yxWm9tksRIS/BLQGsJE7ig" style:editable="false">
        <style:columns fo:column-count="1" fo:column-gap="0in"/>
        <style:background-image/>
      </style:section-properties>
    </style:style>
    <style:style style:name="Sect8" style:family="section">
      <style:section-properties anx:BungeniSectionType="NumberedContainer" anx:__BungeniMetaEditable="false" anx:BungeniSectionID="yxWm9tksRIS/BLQGsJE7ig" anx:BungeniSectionUUID="8aa2d5e0-545b-41ff-ab18-de72b278c4d6" anx:BungeniSectionVisibility="system" style:editable="false">
        <style:columns fo:column-count="1" fo:column-gap="0in"/>
      </style:section-properties>
    </style:style>
    <style:style style:name="Sect9" style:family="section">
      <style:section-properties fo:background-color="#e8ee88" fo:margin-left="0.4in" fo:margin-right="0in" anx:BungeniSectionType="Chapter" anx:__BungeniMetaEditable="false" anx:BungeniSectionID="2efCJ+MtTP2AmcXmOkTO+Q" style:editable="false">
        <style:columns fo:column-count="1" fo:column-gap="0in"/>
        <style:background-image/>
      </style:section-properties>
    </style:style>
    <style:style style:name="Sect10" style:family="section">
      <style:section-properties anx:BungeniSectionType="NumberedContainer" anx:__BungeniMetaEditable="false" anx:BungeniSectionID="2efCJ+MtTP2AmcXmOkTO+Q" anx:BungeniSectionUUID="6cccf9b5-a83e-4408-81ff-e08fc85cb987" anx:BungeniSectionVisibility="system" style:editable="false">
        <style:columns fo:column-count="1" fo:column-gap="0in"/>
      </style:section-properties>
    </style:style>
    <style:style style:name="Sect11" style:family="section">
      <style:section-properties fo:background-color="#e8ee88" fo:margin-left="0.4in" fo:margin-right="0in" anx:BungeniSectionType="Chapter" anx:__BungeniMetaEditable="false" anx:BungeniSectionID="UwT3ldKpTpO6bwJ6i7EmqQ" style:editable="false">
        <style:columns fo:column-count="1" fo:column-gap="0in"/>
        <style:background-image/>
      </style:section-properties>
    </style:style>
    <style:style style:name="Sect12" style:family="section">
      <style:section-properties anx:BungeniSectionType="NumberedContainer" anx:__BungeniMetaEditable="false" anx:BungeniSectionID="UwT3ldKpTpO6bwJ6i7EmqQ" anx:BungeniSectionUUID="7a760bc6-6138-4cff-a37a-6d6307fe80fe" anx:BungeniSectionVisibility="system" style:editable="false">
        <style:columns fo:column-count="1" fo:column-gap="0in"/>
      </style:section-properties>
    </style:style>
    <style:style style:name="Sect13" style:family="section">
      <style:section-properties fo:background-color="#ffffa1" fo:margin-left="0.3in" fo:margin-right="0in" anx:BungeniSectionType="Part" anx:__BungeniMetaEditable="false" anx:BungeniSectionID="CCkUZznWQeWokeplynK1OQ" style:editable="false">
        <style:columns fo:column-count="1" fo:column-gap="0in"/>
        <style:background-image/>
      </style:section-properties>
    </style:style>
    <style:style style:name="Sect14" style:family="section">
      <style:section-properties anx:BungeniSectionType="NumberedContainer" anx:__BungeniMetaEditable="false" anx:BungeniSectionID="CCkUZznWQeWokeplynK1OQ" anx:BungeniSectionUUID="f065c009-3a2e-45d3-a574-c208b9cdbdad" anx:BungeniSectionVisibility="system" style:editable="false">
        <style:columns fo:column-count="1" fo:column-gap="0in"/>
      </style:section-properties>
    </style:style>
    <style:style style:name="Sect15" style:family="section">
      <style:section-properties fo:background-color="#e8ee88" fo:margin-left="0.4in" fo:margin-right="0in" anx:BungeniSectionType="Chapter" anx:__BungeniMetaEditable="false" anx:BungeniSectionID="xFwIohvCRJ+WAEJV6JM34g" style:editable="false">
        <style:columns fo:column-count="1" fo:column-gap="0in"/>
        <style:background-image/>
      </style:section-properties>
    </style:style>
    <style:style style:name="Sect16" style:family="section">
      <style:section-properties anx:BungeniSectionType="NumberedContainer" anx:__BungeniMetaEditable="false" anx:BungeniSectionID="xFwIohvCRJ+WAEJV6JM34g" anx:BungeniSectionUUID="71af8b2d-edd9-4618-86d1-e369b06388c7" anx:BungeniSectionVisibility="system" style:editable="false">
        <style:columns fo:column-count="1" fo:column-gap="0in"/>
      </style:section-properties>
    </style:style>
    <style:style style:name="Sect17" style:family="section">
      <style:section-properties fo:background-color="#e8ee88" fo:margin-left="0.4in" fo:margin-right="0in" anx:BungeniSectionType="Chapter" anx:__BungeniMetaEditable="false" anx:BungeniSectionID="CH7ms3R3TJCA8r4LszGaTg" style:editable="false">
        <style:columns fo:column-count="1" fo:column-gap="0in"/>
        <style:background-image/>
      </style:section-properties>
    </style:style>
    <style:style style:name="Sect18" style:family="section">
      <style:section-properties anx:BungeniSectionType="NumberedContainer" anx:__BungeniMetaEditable="false" anx:BungeniSectionID="CH7ms3R3TJCA8r4LszGaTg" anx:BungeniSectionUUID="b0a0559c-35f7-4cf7-8275-d89523d46ec4" anx:BungeniSectionVisibility="system" style:editable="false">
        <style:columns fo:column-count="1" fo:column-gap="0in"/>
      </style:section-properties>
    </style:style>
    <style:style style:name="Sect19" style:family="section">
      <style:section-properties fo:background-color="#e8ee88" fo:margin-left="0.4in" fo:margin-right="0in" anx:BungeniSectionType="Chapter" anx:__BungeniMetaEditable="false" anx:BungeniSectionID="zicm8FdWSPiG7mAYYFySZg" style:editable="false">
        <style:columns fo:column-count="1" fo:column-gap="0in"/>
        <style:background-image/>
      </style:section-properties>
    </style:style>
    <style:style style:name="Sect20" style:family="section">
      <style:section-properties anx:BungeniSectionType="NumberedContainer" anx:__BungeniMetaEditable="false" anx:BungeniSectionID="zicm8FdWSPiG7mAYYFySZg" anx:BungeniSectionUUID="09e297b7-01a7-4c0d-a508-70df6f02d4ff" anx:BungeniSectionVisibility="system" style:editable="false">
        <style:columns fo:column-count="1" fo:column-gap="0in"/>
      </style:section-properties>
    </style:style>
    <style:style style:name="Sect21" style:family="section">
      <style:section-properties fo:background-color="#ffffa1" fo:margin-left="0.3in" fo:margin-right="0in" anx:BungeniSectionType="Part" anx:__BungeniMetaEditable="false" anx:BungeniSectionID="nJJ9QzQbSAmV9kZtZK86sQ" style:editable="false">
        <style:columns fo:column-count="1" fo:column-gap="0in"/>
        <style:background-image/>
      </style:section-properties>
    </style:style>
    <style:style style:name="Sect22" style:family="section">
      <style:section-properties anx:BungeniSectionType="NumberedContainer" anx:__BungeniMetaEditable="false" anx:BungeniSectionID="nJJ9QzQbSAmV9kZtZK86sQ" anx:BungeniSectionUUID="ef79e0c6-43f0-4096-9472-c1ac453543e0" anx:BungeniSectionVisibility="system" style:editable="false">
        <style:columns fo:column-count="1" fo:column-gap="0in"/>
      </style:section-properties>
    </style:style>
    <style:style style:name="Sect23" style:family="section">
      <style:section-properties fo:background-color="#e8ee88" fo:margin-left="0.4in" fo:margin-right="0in" anx:BungeniSectionType="Chapter" anx:__BungeniMetaEditable="false" anx:BungeniSectionID="m0W9DHGYTkqq4gCBL3Ga/w" style:editable="false">
        <style:columns fo:column-count="1" fo:column-gap="0in"/>
        <style:background-image/>
      </style:section-properties>
    </style:style>
    <style:style style:name="Sect24" style:family="section">
      <style:section-properties anx:BungeniSectionType="NumberedContainer" anx:__BungeniMetaEditable="false" anx:BungeniSectionID="m0W9DHGYTkqq4gCBL3Ga/w" anx:BungeniSectionUUID="e563307e-8dc4-4dbf-8a9b-fc94f1ef97a8" anx:BungeniSectionVisibility="system" style:editable="false">
        <style:columns fo:column-count="1" fo:column-gap="0in"/>
      </style:section-properties>
    </style:style>
  </office:automatic-styles>
  <office:body>
    <office:text text:use-soft-page-breaks="true">
      <office:forms form:automatic-focus="false" form:apply-design-mode="false"/>
      <text:tracked-changes>
        <text:changed-region text:id="ct-1425294452">
          <text:insertion>
            <office:change-info>
              <dc:creator>Jimmy Buru</dc:creator>
              <dc:date>2010-07-27T12:51:00</dc:date>
            </office:change-info>
          </text:insertion>
        </text:changed-region>
        <text:changed-region text:id="ct-1412062300">
          <text:insertion>
            <office:change-info>
              <dc:creator>Jimmy Buru</dc:creator>
              <dc:date>2010-07-27T12:52:00</dc:date>
            </office:change-info>
          </text:insertion>
        </text:changed-region>
        <text:changed-region text:id="ct-1425280640">
          <text:insertion>
            <office:change-info>
              <dc:creator>Jimmy Buru</dc:creator>
              <dc:date>2010-07-27T12:52:00</dc:date>
            </office:change-info>
          </text:insertion>
        </text:changed-region>
        <text:changed-region text:id="ct-1425293668">
          <text:deletion>
            <office:change-info>
              <dc:creator>Jimmy Buru</dc:creator>
              <dc:date>2010-07-27T12:52:00</dc:date>
            </office:change-info>
            <text:p text:style-name="Standard">16</text:p>
          </text:deletion>
        </text:changed-region>
        <text:changed-region text:id="ct-1425280528">
          <text:insertion>
            <office:change-info>
              <dc:creator>Jimmy Buru</dc:creator>
              <dc:date>2010-07-27T12:52:00</dc:date>
            </office:change-info>
          </text:insertion>
        </text:changed-region>
        <text:changed-region text:id="ct-1425280304">
          <text:insertion>
            <office:change-info>
              <dc:creator>Jimmy Buru</dc:creator>
              <dc:date>2010-07-27T12:52:00</dc:date>
            </office:change-info>
          </text:insertion>
        </text:changed-region>
        <text:changed-region text:id="ct-1425279744">
          <text:deletion>
            <office:change-info>
              <dc:creator>Jimmy Buru</dc:creator>
              <dc:date>2010-07-27T12:53:00</dc:date>
            </office:change-info>
            <text:p text:style-name="Standard">(e) in a relationship recognized by law or practice of marriage or partnership and in which the partners share or shared a reciprocal duty of suppor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p text:style-name="Standard"/>
        <text:section text:style-name="Sect2" text:name="preface">
          <text:p text:style-name="P2">Equal Opportunities Bill, 2007</text:p>
          <text:p text:style-name="Standard"/>
          <text:p text:style-name="Standard"/>
          <text:p text:style-name="Standard">AN ACT of Parliament to promote equal opportunities <text:change-start text:change-id="ct-1425294452"/>and rights <text:change-end text:change-id="ct-1425294452"/>for all persons, to prohibit discrimination and provide for remedies for victims of discrimination and for connected purposes<text:change-start text:change-id="ct-1412062300"/> and activities<text:change-end text:change-id="ct-1412062300"/>.</text:p>
          <text:p text:style-name="Standard"/>
          <text:p text:style-name="Standard">ENACTED by the Parliament of Kenya, as follows.</text:p>
          <text:p text:style-name="Standard"/>
        </text:section>
        <text:p text:style-name="Standard"/>
        <text:p text:style-name="Standard"/>
        <text:section text:style-name="Sect3" text:name="part1">
          <text:section text:style-name="Sect4" text:name="num_77cfeca0-68be-4bc9-b854-1fabc5e53437">
            <text:p text:style-name="heading_5f_part">PART I - PRELIMINARY</text:p>
          </text:section>
          <text:section text:style-name="Sect5" text:name="chapter1">
            <text:section text:style-name="Sect6" text:name="num_d3f6bc84-502e-4403-afad-c7a4e3b6f361" text:protected="true">
              <text:p text:style-name="heading_5f_chapter">1.Citation </text:p>
            </text:section>
            <text:p text:style-name="Standard"/>
            <text:p text:style-name="Standard">This Act may be cited as the Equal Opportunities Act, 2007</text:p>
          </text:section>
          <text:p text:style-name="Standard"/>
          <text:section text:style-name="Sect7" text:name="chapter2">
            <text:section text:style-name="Sect8" text:name="num_8aa2d5e0-545b-41ff-ab18-de72b278c4d6" text:protected="true">
              <text:p text:style-name="heading_5f_chapter">2 Interpretation. </text:p>
            </text:section>
            <text:p text:style-name="Standard"/>
            <text:p text:style-name="Standard">In this Act unless the context otherwise requires-</text:p>
            <text:p text:style-name="Standard">"Board" means the Equality Board established under section <text:change-start text:change-id="ct-1425280640"/>33<text:change-end text:change-id="ct-1425280640"/><text:change text:change-id="ct-1425293668"/><text:change-start text:change-id="ct-1425280528"/> of the Equality Board Establishment Act 1993<text:change-end text:change-id="ct-1425280528"/>;</text:p>
            <text:p text:style-name="Standard">"club" includes an association of persons or an association of clubs that is established for any social, literacy, cultural, political, sporting, 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text:soft-page-break/>(iii) the failure to identify and take reasonable measures to remove any barriers to the full enjoyment of access to opportunities by person;</text:p>
            <text:p text:style-name="Standard"/>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change-start text:change-id="ct-1425280304"/> or an external agency<text:change-end text:change-id="ct-1425280304"/></text:p>
            <text:p text:style-name="Standard">"ethnicity" in relation to a group of people, means the origin, characteristics, classification, language and distinctive cultural or aesthetic traditions of that group of people;</text:p>
            <text:p text:style-name="Standard"/>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text:change text:change-id="ct-1425279744"/></text:p>
            <text:p text:style-name="Standard"/>
            <text:p text:style-name="Standard">"Minister" means the minister for the time being responsible for justice and constitutional affairs;</text:p>
            <text:p text:style-name="Standard">"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text:soft-page-break/>(d) provided by the State, including but not limited to, infrastructure, education , water, security, health and information;</text:p>
            <text:p text:style-name="Standard">(e) relating to insurance</text:p>
            <text:p text:style-name="Standard">"sexual harassment" has the meaning assigned to it by section 23 of the Sexual Offences Act.</text:p>
            <text:p text:style-name="Standard"/>
          </text:section>
          <text:section text:style-name="Sect9" text:name="chapter3">
            <text:section text:style-name="Sect10" text:name="num_6cccf9b5-a83e-4408-81ff-e08fc85cb987" text:protected="true">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p>
          </text:section>
          <text:p text:style-name="Standard"/>
          <text:section text:style-name="Sect11" text:name="chapter4">
            <text:section text:style-name="Sect12" text:name="num_7a760bc6-6138-4cff-a37a-6d6307fe80fe" text:protected="true">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style-name="Sect13" text:name="part2">
          <text:section text:style-name="Sect14" text:name="num_f065c009-3a2e-45d3-a574-c208b9cdbdad" text:protected="true">
            <text:p text:style-name="heading_5f_part">PART II – DUTY TO PROMOTE EQUALITY</text:p>
          </text:section>
          <text:p text:style-name="Standard"/>
          <text:section text:style-name="Sect15" text:name="chapter5">
            <text:section text:style-name="Sect16" text:name="num_71af8b2d-edd9-4618-86d1-e369b06388c7" text:protected="true">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style-name="Sect17" text:name="chapter6">
            <text:section text:style-name="Sect18" text:name="num_b0a0559c-35f7-4cf7-8275-d89523d46ec4" text:protected="true">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text:soft-page-break/>(2) Authorities or organizations which are to suggest members of boards, commissions shall 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3) The authority or organisation may deviate from the provision laid down in subsection (1) if there are special reasons for doing so and shall, in such case, state the reason for doing so.</text:p>
            <text:p text:style-name="Standard"/>
          </text:section>
          <text:section text:style-name="Sect19" text:name="chapter7">
            <text:section text:style-name="Sect20" text:name="num_09e297b7-01a7-4c0d-a508-70df6f02d4ff" text:protected="true">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3) The minister concerned may decide that subsection (1) shall apply to the institutions and companies, mentioned in subsection (2).</text:p>
            <text:p text:style-name="Standard"/>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section>
        </text:section>
        <text:section text:style-name="Sect21" text:name="part3">
          <text:section text:style-name="Sect22" text:name="num_ef79e0c6-43f0-4096-9472-c1ac453543e0" text:protected="true">
            <text:p text:style-name="heading_5f_part">PART III – EQUALITY REPORTS</text:p>
          </text:section>
          <text:p text:style-name="Standard"/>
          <text:section text:style-name="Sect23" text:name="chapter8">
            <text:section text:style-name="Sect24" text:name="num_e563307e-8dc4-4dbf-8a9b-fc94f1ef97a8" text:protected="true">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3) The reports from the institutions and enterprises mentioned in subsection (1) shall be submitted to the Minister responsible for the body or institution concerned.</text:p>
            <text:p text:style-name="Standard"><text:soft-page-break/></text:p>
            <text:p text:style-name="Standard">(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1st of March draw up a report and a National Action Plan for gender equality for the National Assembly.</text:p>
            <text:p text:style-name="Standard"/>
            <text:p text:style-name="Standard">(7) Public authorities, enterprises and organisations shall at request provide the Minister with any information concerning gender equality which is necessary for the drawing up of the annual report and the perspective and action plan.</text:p>
          </text:section>
          <text:p text:style-name="Standard"/>
        </text:section>
        <text:p text:style-name="Standard"/>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heading_5f_article" style:display-name="heading_article" style:family="paragraph" style:parent-style-name="Heading_20_1" style:next-style-name="Text_20_body" style:auto-update="true" style:class="text">
      <style:text-properties style:font-name="DejaVu Sans" fo:font-weight="bold"/>
    </style:style>
    <style:style style:name="heading_5f_chapter" style:display-name="heading_chapter" style:family="paragraph" style:parent-style-name="Heading_20_1" style:next-style-name="Text_20_body">
      <style:text-properties style:font-name="DejaVu Sans" fo:font-size="95%"/>
    </style:style>
    <style:style style:name="heading_5f_general" style:display-name="heading_general" style:family="paragraph" style:parent-style-name="Heading_20_1" style:next-style-name="Text_20_body" style:auto-update="true">
      <style:text-properties style:font-name="DejaVu Sans" fo:font-size="105%"/>
    </style:style>
    <style:style style:name="heading_5f_subchapter" style:display-name="heading_subchapter" style:family="paragraph" style:parent-style-name="Heading_20_1" style:next-style-name="Heading_20_1" style:auto-update="true">
      <style:text-properties style:font-name="DejaVu Sans" fo:font-size="95%"/>
    </style:style>
    <style:style style:name="heading_5f_section" style:display-name="heading_section" style:family="paragraph" style:parent-style-name="Heading_20_1" style:next-style-name="Text_20_body" style:auto-update="true">
      <style:text-properties style:font-name="DejaVu Sans" fo:font-size="95%"/>
    </style:style>
    <style:style style:name="heading_5f_part" style:display-name="heading_part" style:family="paragraph" style:parent-style-name="Heading_20_1" style:next-style-name="Text_20_body" style:auto-update="true">
      <style:text-properties style:font-name="DejaVu Sans"/>
    </style:style>
    <style:style style:name="heading_5f_para" style:display-name="heading_para" style:family="paragraph" style:parent-style-name="Heading_20_1" style:next-style-name="Text_20_body">
      <style:text-properties style:font-name="DejaVu Sans" fo:font-size="95%"/>
    </style:style>
    <style:style style:name="heading_5f_subpara" style:display-name="heading_subpara" style:family="paragraph" style:parent-style-name="Heading_20_1" style:next-style-name="Text_20_body"/>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7-27T01:17:52</meta:creation-date>
    <meta:editing-cycles>22</meta:editing-cycles>
    <meta:editing-duration>PT01H02M22S</meta:editing-duration>
    <meta:initial-creator>Ashok Hariharan</meta:initial-creator>
    <dc:date>2010-07-27T12:53:19</dc:date>
    <dc:creator>Jimmy Buru</dc:creator>
    <meta:document-statistic meta:table-count="0" meta:image-count="0" meta:object-count="0" meta:page-count="5" meta:paragraph-count="80" meta:word-count="1531" meta:character-count="9594"/>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Jimmy Buru</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